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06ecd5" officeooo:paragraph-rsid="0006ecd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officeooo:rsid="0006ecd5" officeooo:paragraph-rsid="0006ecd5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bold" officeooo:rsid="000b8d5a" officeooo:paragraph-rsid="000b8d5a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normal" officeooo:rsid="0006ecd5" officeooo:paragraph-rsid="0006ecd5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weight="normal" officeooo:rsid="000b8d5a" officeooo:paragraph-rsid="000b8d5a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weight="normal" officeooo:rsid="000b0d2c" officeooo:paragraph-rsid="0006ecd5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fo:font-weight="normal" officeooo:rsid="001dfc87" officeooo:paragraph-rsid="000b8d5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558c" style:font-weight-asian="normal" style:font-weight-complex="normal"/>
    </style:style>
    <style:style style:name="T3" style:family="text">
      <style:text-properties fo:font-weight="normal" officeooo:rsid="000903ad" style:font-weight-asian="normal" style:font-weight-complex="normal"/>
    </style:style>
    <style:style style:name="T4" style:family="text">
      <style:text-properties fo:font-weight="normal" officeooo:rsid="000a7607" style:font-weight-asian="normal" style:font-weight-complex="normal"/>
    </style:style>
    <style:style style:name="T5" style:family="text">
      <style:text-properties fo:font-weight="normal" officeooo:rsid="000b0d2c" style:font-weight-asian="normal" style:font-weight-complex="normal"/>
    </style:style>
    <style:style style:name="T6" style:family="text">
      <style:text-properties officeooo:rsid="000ec5af"/>
    </style:style>
    <style:style style:name="T7" style:family="text">
      <style:text-properties fo:color="#ce181e" officeooo:rsid="000f2480"/>
    </style:style>
    <style:style style:name="T8" style:family="text">
      <style:text-properties style:use-window-font-color="true" officeooo:rsid="000f2480"/>
    </style:style>
    <style:style style:name="T9" style:family="text">
      <style:text-properties style:use-window-font-color="true" officeooo:rsid="0011673f"/>
    </style:style>
    <style:style style:name="T10" style:family="text">
      <style:text-properties style:use-window-font-color="true" officeooo:rsid="0012f115"/>
    </style:style>
    <style:style style:name="T11" style:family="text">
      <style:text-properties style:use-window-font-color="true" officeooo:rsid="00135a5c"/>
    </style:style>
    <style:style style:name="T12" style:family="text">
      <style:text-properties style:use-window-font-color="true" officeooo:rsid="00154769"/>
    </style:style>
    <style:style style:name="T13" style:family="text">
      <style:text-properties style:use-window-font-color="true" officeooo:rsid="001613b2"/>
    </style:style>
    <style:style style:name="T14" style:family="text">
      <style:text-properties style:use-window-font-color="true" officeooo:rsid="0017e4c5"/>
    </style:style>
    <style:style style:name="T15" style:family="text">
      <style:text-properties style:use-window-font-color="true" officeooo:rsid="001bff4c"/>
    </style:style>
    <style:style style:name="T16" style:family="text">
      <style:text-properties style:use-window-font-color="true" officeooo:rsid="001dfc87"/>
    </style:style>
    <style:style style:name="T17" style:family="text">
      <style:text-properties style:use-window-font-color="true" officeooo:rsid="001ea4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ática</text:p>
      <text:p text:style-name="P2"/>
      <text:p text:style-name="P2"><text:tab/><text:span text:style-name="T1">O conteúdo a ser abordado no presente documento de plano de ação é pertinente à formação da responsabilidade, valorização e manutenção do espaço público escolar, </text:span><text:span text:style-name="T2">afim estabelecer a consciência <text:s text:c="2"/>da importância da preservação dos patrimônios públicos e bens de uso coletivo.</text:span><text:span text:style-name="T1"> </text:span><text:span text:style-name="T3">Sobre a</text:span><text:span text:style-name="T2"> organização das atividades</text:span><text:span text:style-name="T1">, os alunos, sob a supervisão dos docentes, realizarão o trabalho de limpeza das dependências da escola. Essa atividade deve ser realizada em grupo, sendo cada turma um grupo isolado e o docente respectivo à turma deve conduzir e ajudar na realização das </text:span><text:span text:style-name="T4">tarefas, tais como, varrer a sala de aula, os corredores, o pátio entre outras dependências</text:span><text:span text:style-name="T1">. </text:span><text:span text:style-name="T4">Devido à faixa etária das crianças, torna-se inviável a execução da limpeza das janelas e quaisquer outros objetos e ambientes <text:s/>que apresentem riscos à integridade física das crianças, sendo estes de responsabilidade dos docentes </text:span><text:span text:style-name="T5">e demais funcionários encarregados dos serviços gerais.</text:span></text:p>
      <text:p text:style-name="P6"/>
      <text:p text:style-name="P3">Introdução</text:p>
      <text:p text:style-name="P3"/>
      <text:p text:style-name="P5"><text:tab/>A motivação da apresentação deste plano se deu devido às experiências observadas durante o período do estágio pertinente à observação da dinâmica do cotidiano escolar. <text:span text:style-name="T6">Devido a um problema de cunho contratual</text:span><text:span text:style-name="T6"><text:note text:id="ftn1" text:note-class="footnote"><text:note-citation>1</text:note-citation><text:note-body><text:p text:style-name="Footnote">https://g1.globo.com/mg/zona-da-mata/noticia/2018/08/15/funcionarios-terceirizados-que-atuam-na-limpeza-de-escolas-municipais-protestam-em-juiz-de-fora.ghtml</text:p></text:note-body></text:note></text:span><text:span text:style-name="T6">, <text:s/>A escola </text:span><text:span text:style-name="T7">nome_da_escola </text:span><text:span text:style-name="T8">foi afetada pela falta de profissionais para realizar a limpeza, com isso, gerando uma paralisação de todas as atividades escolar. Houve confronto verbal devido à dicotomia de pensamentos por parte de funcionários da escola e os pais dos alunos em relação ao estado que a escola se apresentava em tempo vigente. </text:span><text:span text:style-name="T9">Este episódio trouxe à tona uma fragilidade existente na relação comunidade-escola, onde o diálogo não foi estabelecido de forma construtiva resultando na tomada de decisão menos produtiva, acarretando uma desvantagem que afeta a todos, uma vez que a paralisação das atividades de uma escola perturba não só o andamento das atividades programadas para o semestre letivo, como também o r</text:span><text:span text:style-name="T11">i</text:span><text:span text:style-name="T9">tmo e aproveitamento acadêmico dos alunos e o remanejamento do tempo dos pais que contam com a escola </text:span><text:span text:style-name="T10">para a tutela de seus filhos enquanto estes tem seu tempo dedicado aos seus respectivos trabalhos.</text:span></text:p>
      <text:p text:style-name="P5"><text:span text:style-name="T10"><text:tab/></text:span><text:span text:style-name="T12">Diante deste fato, ocorre de forma natural a ideia que o patrimônio público não é visto pela sociedade como um bem pertencente a todos, mas sim </text:span><text:span text:style-name="T13">um bem pertencente ao estado, que por sua vez não representa a sociedade ao julgamento dos cidadãos, </text:span><text:span text:style-name="T14">em outras palavras, o pensamento que parece florescer das pessoas em relação ao bem público é que esse bem, </text:span><text:span text:style-name="T15">em vez</text:span><text:span text:style-name="T14"> de pertencer a todos, ele não pertence a ninguém. </text:span><text:span text:style-name="T16">Quando durante toda a discussão sobre o que se fazer em relação a precariedade do espaço escolar naquele momento e em nenhuma hora </text:span><text:span text:style-name="T17">ter sido </text:span><text:span text:style-name="T16">defendida a ideia que os constituintes e usuários daquela instituição promovessem a limpeza cabível para a salubridade do ambiente, isso </text:span><text:soft-page-break/><text:span text:style-name="T16">mostrou claramente que a nossa sociedade nos induz a encarar a realidade pública como algo que não pertence a nós, tanto de forma individual como coletiva.</text:span></text:p>
      <text:p text:style-name="P7"><text:tab/></text:p>
      <text:p text:style-name="P1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34:08.037428976</meta:creation-date>
    <dc:date>2018-09-20T16:06:38.745516659</dc:date>
    <meta:editing-duration>PT1H21M58S</meta:editing-duration>
    <meta:editing-cycles>25</meta:editing-cycles>
    <meta:generator>LibreOffice/6.1.0.3$Linux_X86_64 LibreOffice_project/f663d5e6bbc10760d525e14882490d040a42706d</meta:generator>
    <meta:document-statistic meta:table-count="0" meta:image-count="0" meta:object-count="0" meta:page-count="2" meta:paragraph-count="8" meta:word-count="470" meta:character-count="3098" meta:non-whitespace-character-count="2625"/>
  </office:meta>
</office:document-meta>
</file>